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912cm"/>
    </style:style>
    <style:style style:name="co5" style:family="table-column">
      <style:table-column-properties fo:break-before="auto" style:column-width="3.95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2.653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</office:automatic-styles>
  <office:body>
    <office:spreadsheet>
      <table:table table:name="Mem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8" table:number-rows-spanned="1">
            <text:p>Tabla: Memos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Remitente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 office:value-type="string">
            <text:p>Persona quien aprueba el envío del memo.</text:p>
          </table:table-cell>
          <table:table-cell/>
        </table:table-row>
        <table:table-row table:style-name="ro1">
          <table:table-cell office:value-type="string">
            <text:p>Destinatarios</text:p>
          </table:table-cell>
          <table:table-cell office:value-type="string">
            <text:p>m2m</text:p>
          </table:table-cell>
          <table:table-cell/>
          <table:table-cell office:value-type="string">
            <text:p>Destinatarios</text:p>
          </table:table-cell>
          <table:table-cell table:number-columns-repeated="2" office:value-type="string">
            <text:p>No</text:p>
          </table:table-cell>
          <table:table-cell office:value-type="string">
            <text:p>Campo que se pueden asignar varios grupos o personas como destinatarios.</text:p>
          </table:table-cell>
          <table:table-cell/>
        </table:table-row>
        <table:table-row table:style-name="ro1">
          <table:table-cell office:value-type="string">
            <text:p>Asunto</text:p>
          </table:table-cell>
          <table:table-cell office:value-type="string">
            <text:p>Char</text:p>
          </table:table-cell>
          <table:table-cell office:value-type="float" office:value="100">
            <text:p>100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Tal como en los gestores de correo, un asunto de descripción del contenido del memo.</text:p>
          </table:table-cell>
          <table:table-cell/>
        </table:table-row>
        <table:table-row table:style-name="ro1">
          <table:table-cell office:value-type="string">
            <text:p>Archivos</text:p>
          </table:table-cell>
          <table:table-cell office:value-type="string">
            <text:p>File</text:p>
          </table:table-cell>
          <table:table-cell office:value-type="string">
            <text:p>2MB</text:p>
          </table:table-cell>
          <table:table-cell/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Si archivos adjuntos, se agregan acá.</text:p>
          </table:table-cell>
          <table:table-cell/>
        </table:table-row>
        <table:table-row table:style-name="ro1">
          <table:table-cell office:value-type="string">
            <text:p>Leido</text:p>
          </table:table-cell>
          <table:table-cell office:value-type="string">
            <text:p>Boolean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 office:value-type="string">
            <text:p>Campo booleano para saber si el/los destinatario/s leyó/leyeron el memo.</text:p>
          </table:table-cell>
          <table:table-cell/>
        </table:table-row>
        <table:table-row table:style-name="ro1">
          <table:table-cell office:value-type="string">
            <text:p>Mensaje</text:p>
          </table:table-cell>
          <table:table-cell office:value-type="string">
            <text:p>Text</text:p>
          </table:table-cell>
          <table:table-cell office:value-type="float" office:value="2000">
            <text:p>2000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ampo de texto para redactar todo el mensaje como tal.</text:p>
          </table:table-cell>
          <table:table-cell/>
        </table:table-row>
        <table:table-row table:style-name="ro1">
          <table:table-cell office:value-type="string">
            <text:p>Clasificación</text:p>
          </table:table-cell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Se define según el número de personas que haya, si es un memo circular o personal.</text:p>
          </table:table-cell>
          <table:table-cell/>
        </table:table-row>
        <table:table-row table:style-name="ro1">
          <table:table-cell office:value-type="string">
            <text:p>Estado</text:p>
          </table:table-cell>
          <table:table-cell office:value-type="string">
            <text:p>Llave foránea</text:p>
          </table:table-cell>
          <table:table-cell/>
          <table:table-cell office:value-type="string">
            <text:p>Estado</text:p>
          </table:table-cell>
          <table:table-cell table:number-columns-repeated="2" office:value-type="string">
            <text:p>No</text:p>
          </table:table-cell>
          <table:table-cell office:value-type="string">
            <text:p>Se establece un estado En espera por defecto, el destinatario puede cambiarlo a Aprobado o Rechazado, quien redacta el memo puede cambiarlo a anulado.</text:p>
          </table:table-cell>
          <table:table-cell office:value-type="string">
            <text:p>Estado: Quien remite no puede aprobar/rechazar un memo, pero sí puede anularlo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Tabla: Destinatarios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Grupos</text:p>
          </table:table-cell>
          <table:table-cell office:value-type="string">
            <text:p>Llave foránea</text:p>
          </table:table-cell>
          <table:table-cell/>
          <table:table-cell office:value-type="string">
            <text:p>Grupos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table:number-columns-repeated="2"/>
        </table:table-row>
        <table:table-row table:style-name="ro1">
          <table:table-cell office:value-type="string">
            <text:p>Personas</text:p>
          </table:table-cell>
          <table:table-cell office:value-type="string">
            <text:p>Llave foránea</text:p>
          </table:table-cell>
          <table:table-cell/>
          <table:table-cell office:value-type="string">
            <text:p>Personas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Tabla: Clasificación de memos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ombre</text:p>
          </table:table-cell>
          <table:table-cell office:value-type="string">
            <text:p>Char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Se clasifica si el memo está aprobado, rechazado, anulado o en espera. Por defecto, en espera</text:p>
          </table:table-cell>
          <table:table-cell/>
        </table:table-row>
        <table:table-row table:style-name="ro1">
          <table:table-cell office:value-type="string">
            <text:p>Asignación</text:p>
          </table:table-cell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ampo seleccionable de quien puede asignar esta clasificación, si el destinatario, el remitente o ninguno.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Tabla: Grupos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ombre</text:p>
          </table:table-cell>
          <table:table-cell office:value-type="string">
            <text:p>Char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Todo grupo debe tener un nombre obligatoriamente.</text:p>
          </table:table-cell>
          <table:table-cell/>
        </table:table-row>
        <table:table-row table:style-name="ro1">
          <table:table-cell office:value-type="string">
            <text:p>Integrante</text:p>
          </table:table-cell>
          <table:table-cell office:value-type="string">
            <text:p>m2m</text:p>
          </table:table-cell>
          <table:table-cell/>
          <table:table-cell office:value-type="string">
            <text:p>Personas</text:p>
          </table:table-cell>
          <table:table-cell table:number-columns-repeated="2" office:value-type="string">
            <text:p>No</text:p>
          </table:table-cell>
          <table:table-cell office:value-type="string">
            <text:p>Campo de muchos a muchos, dado que puede almacenar muchos integrantes.</text:p>
          </table:table-cell>
          <table:table-cell/>
        </table:table-row>
        <table:table-row table:style-name="ro1">
          <table:table-cell office:value-type="string">
            <text:p>Jefe</text:p>
          </table:table-cell>
          <table:table-cell office:value-type="string">
            <text:p>Llave foránea</text:p>
          </table:table-cell>
          <table:table-cell/>
          <table:table-cell office:value-type="string">
            <text:p>Personas</text:p>
          </table:table-cell>
          <table:table-cell table:number-columns-repeated="2" office:value-type="string">
            <text:p>No</text:p>
          </table:table-cell>
          <table:table-cell office:value-type="string">
            <text:p>Todo grupo debe tener un jefe o responsable.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number-columns-repeated="5"/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ersonas" table:style-name="ta1"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1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Tabla: Personas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Tipo de documento</text:p>
          </table:table-cell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Tipo de documento que usa la persona: cédula o pasaporte.</text:p>
          </table:table-cell>
          <table:table-cell/>
        </table:table-row>
        <table:table-row table:style-name="ro1">
          <table:table-cell office:value-type="string">
            <text:p>Número de documento</text:p>
          </table:table-cell>
          <table:table-cell office:value-type="string">
            <text:p>Cha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úmero de documento que tiene la persona.</text:p>
          </table:table-cell>
          <table:table-cell/>
        </table:table-row>
        <table:table-row table:style-name="ro1">
          <table:table-cell office:value-type="string">
            <text:p>Primer Apellido</text:p>
          </table:table-cell>
          <table:table-cell office:value-type="string">
            <text:p>Char</text:p>
          </table:table-cell>
          <table:table-cell office:value-type="float" office:value="100">
            <text:p>100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rimer apellido de la persona.</text:p>
          </table:table-cell>
          <table:table-cell/>
        </table:table-row>
        <table:table-row table:style-name="ro1">
          <table:table-cell office:value-type="string">
            <text:p>Segundo Apellido</text:p>
          </table:table-cell>
          <table:table-cell office:value-type="string">
            <text:p>Char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Segundo apellido de la persona (opcional).</text:p>
          </table:table-cell>
          <table:table-cell/>
        </table:table-row>
        <table:table-row table:style-name="ro1">
          <table:table-cell office:value-type="string">
            <text:p>Primer nombre</text:p>
          </table:table-cell>
          <table:table-cell office:value-type="string">
            <text:p>Char</text:p>
          </table:table-cell>
          <table:table-cell office:value-type="float" office:value="100">
            <text:p>100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Primer nombre de la persona.</text:p>
          </table:table-cell>
          <table:table-cell/>
        </table:table-row>
        <table:table-row table:style-name="ro1">
          <table:table-cell office:value-type="string">
            <text:p>Segundo nombre</text:p>
          </table:table-cell>
          <table:table-cell office:value-type="string">
            <text:p>Char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Segundo nombre de la persona (opcional).</text:p>
          </table:table-cell>
          <table:table-cell/>
        </table:table-row>
        <table:table-row table:style-name="ro1">
          <table:table-cell office:value-type="string">
            <text:p>Género</text:p>
          </table:table-cell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Género sexual de la persona: Masculino o Femenino.</text:p>
          </table:table-cell>
          <table:table-cell/>
        </table:table-row>
        <table:table-row table:style-name="ro1">
          <table:table-cell office:value-type="string">
            <text:p>Email</text:p>
          </table:table-cell>
          <table:table-cell office:value-type="string">
            <text:p>Email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Correo electrónico de la persona.</text:p>
          </table:table-cell>
          <table:table-cell/>
        </table:table-row>
        <table:table-row table:style-name="ro1">
          <table:table-cell office:value-type="string">
            <text:p>Teléfono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string">
            <text:p>Sí</text:p>
          </table:table-cell>
          <table:table-cell office:value-type="string">
            <text:p>Número telefónico de la dependencia</text:p>
          </table:table-cell>
          <table:table-cell/>
        </table:table-row>
        <table:table-row table:style-name="ro1">
          <table:table-cell office:value-type="string">
            <text:p>Cargo principal</text:p>
          </table:table-cell>
          <table:table-cell office:value-type="string">
            <text:p>Llave foránea</text:p>
          </table:table-cell>
          <table:table-cell/>
          <table:table-cell office:value-type="string">
            <text:p>Cargos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Llave foránea. Cargo principal que tiene la persona dentro de la institución.</text:p>
          </table:table-cell>
          <table:table-cell/>
        </table:table-row>
        <table:table-row table:style-name="ro1">
          <table:table-cell office:value-type="string">
            <text:p>Cargos opcionales</text:p>
          </table:table-cell>
          <table:table-cell office:value-type="string">
            <text:p>m2m</text:p>
          </table:table-cell>
          <table:table-cell/>
          <table:table-cell office:value-type="string">
            <text:p>Cargos</text:p>
          </table:table-cell>
          <table:table-cell office:value-type="string">
            <text:p>No</text:p>
          </table:table-cell>
          <table:table-cell office:value-type="string">
            <text:p>Sí</text:p>
          </table:table-cell>
          <table:table-cell office:value-type="string">
            <text:p>Campo ManyToMany. Múltiples cargos autorizados que puede desempeñar la persona.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Tabla: Cargos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ombre</text:p>
          </table:table-cell>
          <table:table-cell office:value-type="string">
            <text:p>Char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ombre del cargo que se registrará a la persona</text:p>
          </table:table-cell>
          <table:table-cell/>
        </table:table-row>
        <table:table-row table:style-name="ro1">
          <table:table-cell office:value-type="string">
            <text:p>Nivel</text:p>
          </table:table-cell>
          <table:table-cell office:value-type="string">
            <text:p>Llave foránea</text:p>
          </table:table-cell>
          <table:table-cell/>
          <table:table-cell table:style-name="Default" office:value-type="string">
            <text:p>Niveles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ivel de permisología del cargo dentro de una dependenci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Tabla: Teléfono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úmero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úmero telefónico de la persona o luga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Tabla: Autoridades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Persona</text:p>
          </table:table-cell>
          <table:table-cell office:value-type="string">
            <text:p>Llave foránea</text:p>
          </table:table-cell>
          <table:table-cell/>
          <table:table-cell office:value-type="string">
            <text:p>Persona</text:p>
          </table:table-cell>
          <table:table-cell table:number-columns-repeated="2" office:value-type="string">
            <text:p>No</text:p>
          </table:table-cell>
          <table:table-cell office:value-type="string">
            <text:p>Autoridad a cargo de una dependencia</text:p>
          </table:table-cell>
          <table:table-cell/>
        </table:table-row>
        <table:table-row table:style-name="ro1">
          <table:table-cell office:value-type="string">
            <text:p>Tipo de personal</text:p>
          </table:table-cell>
          <table:table-cell office:value-type="string">
            <text:p>Llave foránea</text:p>
          </table:table-cell>
          <table:table-cell/>
          <table:table-cell office:value-type="string">
            <text:p>TipoPersonal</text:p>
          </table:table-cell>
          <table:table-cell table:number-columns-repeated="2" office:value-type="string">
            <text:p>No</text:p>
          </table:table-cell>
          <table:table-cell office:value-type="string">
            <text:p>Tipo de personal: Rector, decano, secretaria, entre otros.</text:p>
          </table:table-cell>
          <table:table-cell/>
        </table:table-row>
        <table:table-row table:style-name="ro1">
          <table:table-cell office:value-type="string">
            <text:p>Dependencia</text:p>
          </table:table-cell>
          <table:table-cell office:value-type="string">
            <text:p>Llave foránea</text:p>
          </table:table-cell>
          <table:table-cell/>
          <table:table-cell office:value-type="string">
            <text:p>Dependencia</text:p>
          </table:table-cell>
          <table:table-cell table:number-columns-repeated="2" office:value-type="string">
            <text:p>No</text:p>
          </table:table-cell>
          <table:table-cell office:value-type="string">
            <text:p>Lugar: área, departamento, secretaría, entre otros.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Tabla: TipoPersonal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Entero</text:p>
          </table:table-cell>
          <table:table-cell table:number-columns-repeated="2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ombre</text:p>
          </table:table-cell>
          <table:table-cell office:value-type="string">
            <text:p>Char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ombre del tipo de personal: Rector, decano, secretaria, entre otros.</text:p>
          </table:table-cell>
          <table:table-cell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des" table:style-name="ta1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Tabla: Dependencias</text:p>
          </table:table-cell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Ubicación</text:p>
          </table:table-cell>
          <table:table-cell office:value-type="string">
            <text:p>Llave Foránea</text:p>
          </table:table-cell>
          <table:table-cell/>
          <table:table-cell office:value-type="string">
            <text:p>Parroquias</text:p>
          </table:table-cell>
          <table:table-cell table:number-columns-repeated="2" office:value-type="string">
            <text:p>No</text:p>
          </table:table-cell>
          <table:table-cell office:value-type="string">
            <text:p>Ubicación geográfica de la dependencia</text:p>
          </table:table-cell>
          <table:table-cell/>
        </table:table-row>
        <table:table-row table:style-name="ro1">
          <table:table-cell office:value-type="string">
            <text:p>Tipo de sede</text:p>
          </table:table-cell>
          <table:table-cell office:value-type="string">
            <text:p>Llave Foránea</text:p>
          </table:table-cell>
          <table:table-cell/>
          <table:table-cell office:value-type="string">
            <text:p>TipoSede</text:p>
          </table:table-cell>
          <table:table-cell table:number-columns-repeated="2" office:value-type="string">
            <text:p>No</text:p>
          </table:table-cell>
          <table:table-cell office:value-type="string">
            <text:p>Tipo de sede de la dependencia</text:p>
          </table:table-cell>
          <table:table-cell/>
        </table:table-row>
        <table:table-row table:style-name="ro1">
          <table:table-cell office:value-type="string">
            <text:p>Teléfono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string">
            <text:p>Sí</text:p>
          </table:table-cell>
          <table:table-cell office:value-type="string">
            <text:p>Número telefónico de la dependencia</text:p>
          </table:table-cell>
          <table:table-cell/>
        </table:table-row>
        <table:table-row table:style-name="ro1">
          <table:table-cell office:value-type="string">
            <text:p>Nivel</text:p>
          </table:table-cell>
          <table:table-cell office:value-type="string">
            <text:p>Llave foránea</text:p>
          </table:table-cell>
          <table:table-cell/>
          <table:table-cell office:value-type="string">
            <text:p>Niveles</text:p>
          </table:table-cell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ivel de permisología del cargo dentro de una dependencia</text:p>
          </table:table-cell>
          <table:table-cell/>
        </table:table-row>
        <table:table-row table:style-name="ro1">
          <table:table-cell office:value-type="string">
            <text:p>Departamento</text:p>
          </table:table-cell>
          <table:table-cell office:value-type="string">
            <text:p>Char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8" table:number-rows-spanned="1">
            <text:p>Tabla: TipoSede</text:p>
          </table:table-cell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2" office:value-type="string">
            <text:p>¿Único?</text:p>
          </table:table-cell>
          <table:table-cell table:style-name="ce2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ombre</text:p>
          </table:table-cell>
          <table:table-cell office:value-type="string">
            <text:p>Char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ombre del tipo de sede: Decanato, Dirección, Secretaría, entre otros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style-name="ce1" office:value-type="string" table:number-columns-spanned="8" table:number-rows-spanned="1">
            <text:p>Tabla: Niveles</text:p>
          </table:table-cell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5" office:value-type="string">
            <text:p>¿Único?</text:p>
          </table:table-cell>
          <table:table-cell table:style-name="ce5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úmero</text:p>
          </table:table-cell>
          <table:table-cell office:value-type="string">
            <text:p>Integer</text:p>
          </table:table-cell>
          <table:table-cell/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ombre del cargo que se registrará a la persona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style-name="ce1" office:value-type="string" table:number-columns-spanned="8" table:number-rows-spanned="1">
            <text:p>Tabla: Parroquias</text:p>
          </table:table-cell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5" office:value-type="string">
            <text:p>¿Único?</text:p>
          </table:table-cell>
          <table:table-cell table:style-name="ce5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ombre</text:p>
          </table:table-cell>
          <table:table-cell office:value-type="string">
            <text:p>Char</text:p>
          </table:table-cell>
          <table:table-cell office:value-type="float" office:value="100">
            <text:p>100</text:p>
          </table:table-cell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ombre de la parroquia</text:p>
          </table:table-cell>
          <table:table-cell/>
        </table:table-row>
        <table:table-row table:style-name="ro1">
          <table:table-cell office:value-type="string">
            <text:p>Municipio</text:p>
          </table:table-cell>
          <table:table-cell office:value-type="string">
            <text:p>Llave Foránea</text:p>
          </table:table-cell>
          <table:table-cell/>
          <table:table-cell office:value-type="string">
            <text:p>Municipios</text:p>
          </table:table-cell>
          <table:table-cell table:number-columns-repeated="2" office:value-type="string">
            <text:p>No</text:p>
          </table:table-cell>
          <table:table-cell office:value-type="string">
            <text:p>Municipio de la parroqui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Tabla: Municipios</text:p>
          </table:table-cell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5" office:value-type="string">
            <text:p>¿Único?</text:p>
          </table:table-cell>
          <table:table-cell table:style-name="ce5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ombre</text:p>
          </table:table-cell>
          <table:table-cell office:value-type="string">
            <text:p>Char</text:p>
          </table:table-cell>
          <table:table-cell office:value-type="float" office:value="100">
            <text:p>100</text:p>
          </table:table-cell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ombre del municipio</text:p>
          </table:table-cell>
          <table:table-cell/>
        </table:table-row>
        <table:table-row table:style-name="ro1">
          <table:table-cell office:value-type="string">
            <text:p>Estado</text:p>
          </table:table-cell>
          <table:table-cell office:value-type="string">
            <text:p>Llave Foránea</text:p>
          </table:table-cell>
          <table:table-cell/>
          <table:table-cell office:value-type="string">
            <text:p>Estados</text:p>
          </table:table-cell>
          <table:table-cell table:number-columns-repeated="2" office:value-type="string">
            <text:p>No</text:p>
          </table:table-cell>
          <table:table-cell office:value-type="string">
            <text:p>Estado del municipi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Tabla: Estado</text:p>
          </table:table-cell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5" office:value-type="string">
            <text:p>¿Único?</text:p>
          </table:table-cell>
          <table:table-cell table:style-name="ce5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ombre</text:p>
          </table:table-cell>
          <table:table-cell office:value-type="string">
            <text:p>Char</text:p>
          </table:table-cell>
          <table:table-cell office:value-type="float" office:value="100">
            <text:p>100</text:p>
          </table:table-cell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ombre del estado</text:p>
          </table:table-cell>
          <table:table-cell/>
        </table:table-row>
        <table:table-row table:style-name="ro1">
          <table:table-cell office:value-type="string">
            <text:p>País</text:p>
          </table:table-cell>
          <table:table-cell office:value-type="string">
            <text:p>Llave Foránea</text:p>
          </table:table-cell>
          <table:table-cell/>
          <table:table-cell office:value-type="string">
            <text:p>País</text:p>
          </table:table-cell>
          <table:table-cell table:number-columns-repeated="2" office:value-type="string">
            <text:p>No</text:p>
          </table:table-cell>
          <table:table-cell office:value-type="string">
            <text:p>País del estad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Tabla: País</text:p>
          </table:table-cell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Llave Foránea</text:p>
          </table:table-cell>
          <table:table-cell table:style-name="ce5" office:value-type="string">
            <text:p>¿Único?</text:p>
          </table:table-cell>
          <table:table-cell table:style-name="ce5" office:value-type="string">
            <text:p>Puede ser Null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Validac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ID de la tabla</text:p>
          </table:table-cell>
          <table:table-cell/>
        </table:table-row>
        <table:table-row table:style-name="ro1">
          <table:table-cell office:value-type="string">
            <text:p>Nombre</text:p>
          </table:table-cell>
          <table:table-cell office:value-type="string">
            <text:p>Char</text:p>
          </table:table-cell>
          <table:table-cell office:value-type="float" office:value="100">
            <text:p>100</text:p>
          </table:table-cell>
          <table:table-cell table:style-name="ce4"/>
          <table:table-cell office:value-type="string">
            <text:p>Sí</text:p>
          </table:table-cell>
          <table:table-cell office:value-type="string">
            <text:p>No</text:p>
          </table:table-cell>
          <table:table-cell office:value-type="string">
            <text:p>Nombre del país</text:p>
          </table:table-cell>
          <table:table-cell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4/12/2012</text:date>, <text:time>19:4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Díaz</meta:initial-creator>
    <meta:creation-date>2012-12-04T15:14:50</meta:creation-date>
    <dc:date>2012-12-04T19:42:01</dc:date>
    <dc:creator>Axel Díaz</dc:creator>
    <meta:editing-duration>PT4H27M12S</meta:editing-duration>
    <meta:editing-cycles>33</meta:editing-cycles>
    <meta:generator>LibreOffice/3.4$Unix LibreOffice_project/340m1$Build-302</meta:generator>
    <meta:document-statistic meta:table-count="3" meta:cell-count="496" meta:object-count="0"/>
  </office:meta>
</office:document-meta>
</file>